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 style:family="paragraph" style:parent-style-name="Standard">
      <style:paragraph-properties fo:margin-left="0.4925in" fo:margin-right="0in" fo:text-indent="0in" style:auto-text-indent="false"/>
      <style:text-properties fo:font-style="normal" style:font-style-asian="normal" style:font-style-complex="normal"/>
    </style:style>
    <style:style style:name="P6"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in" fo:margin-right="0in" fo:text-indent="0in" style:auto-text-indent="false"/>
      <style:text-properties fo:font-style="normal" style:font-style-asian="normal" style:font-style-complex="normal"/>
    </style:style>
    <style:style style:name="P8"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9846in" fo:margin-right="0in"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list-style-name="L1">
      <style:text-properties fo:font-style="normal" style:font-style-asian="normal" style:font-style-complex="normal"/>
    </style:style>
    <style:style style:name="P11" style:family="paragraph" style:parent-style-name="Standard" style:list-style-name="L3">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tyle="normal" fo:font-weight="normal" fo:background-color="#ffff00" style:font-style-asian="normal" style:font-weight-asian="normal" style:font-style-complex="normal" style:font-weight-complex="normal"/>
    </style:style>
    <style:style style:name="P13" style:family="paragraph" style:parent-style-name="Standard">
      <style:text-properties fo:font-style="normal" fo:background-color="#ffff00" style:font-style-asian="normal" style:font-style-complex="normal"/>
    </style:style>
    <style:style style:name="P14" style:family="paragraph" style:parent-style-name="Standard" style:list-style-name="L2">
      <style:text-properties fo:font-weight="bold" style:font-weight-asian="bold" style:font-weight-complex="bold"/>
    </style:style>
    <style:style style:name="P15" style:family="paragraph" style:parent-style-name="Standard" style:list-style-name="L2">
      <style:text-properties fo:font-weight="bold" fo:background-color="#ffff00" style:font-weight-asian="bold" style:font-weight-complex="bold"/>
    </style:style>
    <style:style style:name="P16" style:family="paragraph" style:parent-style-name="Standard">
      <style:paragraph-properties fo:margin-left="0.4925in" fo:margin-right="0in" fo:text-indent="0in" style:auto-text-indent="false"/>
    </style:style>
    <style:style style:name="P17" style:family="paragraph" style:parent-style-name="Standard">
      <style:paragraph-properties fo:margin-left="0.4925in" fo:margin-right="0in" fo:text-indent="0in" style:auto-text-indent="false"/>
      <style:text-properties fo:background-color="#ffff00"/>
    </style:style>
    <style:style style:name="P18"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left="0in" fo:margin-right="0in" fo:text-indent="0in" style:auto-text-indent="false"/>
      <style:text-properties fo:font-style="normal" fo:font-weight="normal" fo:background-color="#ffff00"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view demos/topics_1_18.py in c153 repo</text:p>
      <text:p text:style-name="Standard"/>
      <text:p text:style-name="Standard">Review FileUtilities.py</text:p>
      <text:p text:style-name="Standard"/>
      <text:p text:style-name="Standard">A word about the <text:span text:style-name="T1">input</text:span><text:span text:style-name="T2"> function and stderr redirection.</text:span></text:p>
      <text:p text:style-name="P16"><text:span text:style-name="T2">the prompt from the </text:span><text:span text:style-name="T1">input</text:span><text:span text:style-name="T2"> function is written to stderr – in spite of what it says in the python documentation. <text:s/>How can you get around this?</text:span></text:p>
      <text:p text:style-name="P17"><text:span text:style-name="T2">print(“message: “,end=”)</text:span></text:p>
      <text:p text:style-name="P17"><text:span text:style-name="T2">indata = input()</text:span></text:p>
      <text:p text:style-name="P17"><text:span text:style-name="T2"/></text:p>
      <text:p text:style-name="P17"><text:span text:style-name="T2">python3 myprog.py 2&gt; errors</text:span></text:p>
      <text:p text:style-name="P13"/>
      <text:p text:style-name="P2">Supplying a default file name for openFileWriteRobust based on the disk file name obtained from the user by openFileReadRobust:</text:p>
      <text:p text:style-name="P4"/>
      <text:p text:style-name="P4">source = input("Enter a path name: <text:s/>")</text:p>
      <text:p text:style-name="P4"># Use the source name to construct the output file name</text:p>
      <text:p text:style-name="P4">slashPos = source.rfind('/')</text:p>
      <text:p text:style-name="P4">try:</text:p>
      <text:p text:style-name="P4"><text:s text:c="4"/>outDefault = source[0 : source.rindex('.', slashPos + 1)] + <text:s/>'.grds'</text:p>
      <text:p text:style-name="P4">except:</text:p>
      <text:p text:style-name="P4"><text:s text:c="4"/>outDefault = source + '.grds'</text:p>
      <text:p text:style-name="P4">print (outDefault)</text:p>
      <text:p text:style-name="P5"/>
      <text:p text:style-name="P7">Formatting strings:</text:p>
      <text:p text:style-name="P5">There are several approaches …</text:p>
      <text:list xml:id="list9387354511" text:style-name="L1">
        <text:list-item>
          <text:p text:style-name="P10">I THINK that the old % notation from 2.xx may still work</text:p>
        </text:list-item>
        <text:list-item>
          <text:p text:style-name="P10">the format function you learned in Chap 3 of Liang worked but is clunky</text:p>
        </text:list-item>
        <text:list-item>
          <text:p text:style-name="P10">{…} notation … see python docs for examples <text:s/>… This is pretty nice.</text:p>
        </text:list-item>
        <text:list-item>
          <text:p text:style-name="P10">Use on a line of your output from Asmt 1</text:p>
        </text:list-item>
      </text:list>
      <text:p text:style-name="P2"/>
      <text:p text:style-name="P2"><text:tab/><text:span text:style-name="T6">Read PEP 3101 and Python Standard Library 6.1 documentation</text:span></text:p>
      <text:p text:style-name="P2"><text:tab/>This is a good place to play with examples in the idle python shell.</text:p>
      <text:p text:style-name="P2"><text:tab/>eg:</text:p>
      <text:p text:style-name="P9">&gt;&gt;&gt; "{1:#&gt;8.2f}~~{0:$^10.3f}".format(3.1415926, 12.3456789)</text:p>
      <text:p text:style-name="P9">'###12.35~~$$3.142$$$'</text:p>
      <text:p text:style-name="P9"/>
      <text:p text:style-name="Standard"><text:span text:style-name="T3">print</text:span><text:span text:style-name="T2"> vs </text:span><text:span text:style-name="T3">write</text:span><text:span text:style-name="T2"> <text:s/>(I don't use both on same file)</text:span></text:p>
      <text:list xml:id="list1031168603" text:style-name="L2">
        <text:list-item>
          <text:p text:style-name="P14"><text:span text:style-name="T2">print</text:span><text:span text:style-name="T4"> is a “front end” for write – it formats the output, creating a string and then hands that off to the output file's </text:span><text:span text:style-name="T2">write</text:span><text:span text:style-name="T4"> method</text:span></text:p>
        </text:list-item>
        <text:list-item>
          <text:p text:style-name="P15"><text:span text:style-name="T4">print('message',end='\n',file=outfile)</text:span></text:p>
        </text:list-item>
        <text:list-item>
          <text:p text:style-name="P15"><text:span text:style-name="T4">outfile.write('message ' + '\n')</text:span></text:p>
        </text:list-item>
        <text:list-item>
          <text:p text:style-name="P14"><text:span text:style-name="T4">the </text:span><text:span text:style-name="T2">write</text:span><text:span text:style-name="T4"> method for a file object, which is opened for writing text, accepts exactly one parameter (and it must be a str object).</text:span></text:p>
        </text:list-item>
      </text:list>
      <text:p text:style-name="P3"/>
      <text:p text:style-name="P3">Exceptions occur when error conditions are detected. <text:s/>An exception which is not intercepted by the script code will terminate the currently executing code level (the one whose activation record is on the top of the stack of activation records) and pass the exception on to the next level of code. <text:s/>If none of the code levels intercepts the exception, the program will ultimately terminate.</text:p>
      <text:p text:style-name="P3"/>
      <text:p text:style-name="P1"><text:soft-page-break/><text:span text:style-name="T4">We intercept exceptions by wrapping code which is “suspect” in </text:span><text:span text:style-name="T2">“try .. except”</text:span><text:span text:style-name="T4"> blocks.</text:span></text:p>
      <text:p text:style-name="P3">Alternate version(s) <text:s/>try … except EXCEPTION … except EXCEPTION … except … else …</text:p>
      <text:p text:style-name="P1"><text:span text:style-name="T4">You can re-raise an exception by using the </text:span><text:span text:style-name="T2">raise</text:span><text:span text:style-name="T4"> statement inside the except [EXCEPTION]… block.</text:span></text:p>
      <text:p text:style-name="P12">Read Python Tutorials sections 8.2 – 8.4 for a synopsis and examples.</text:p>
      <text:p text:style-name="P3"/>
      <text:p text:style-name="P3">Exceptions example on CSCircles visualization tool</text:p>
      <text:p text:style-name="P3"/>
      <text:p text:style-name="P3">To access the “words” on the command line used to invoke your python script</text:p>
      <text:list xml:id="list765315103" text:style-name="L3">
        <text:list-item>
          <text:p text:style-name="P11">import sys</text:p>
        </text:list-item>
        <text:list-item>
          <text:p text:style-name="P11">sys.argv is a list containing the “words” on the command line (as strings, of course)</text:p>
        </text:list-item>
      </text:list>
      <text:p text:style-name="P3">A program that is invoked with an incorrect command line can complain if the number of words on the command line is incorrect (it should use it's name in the complaint … certainly if the script is running, the user typed at least the script name correctly!)</text:p>
      <text:p text:style-name="P6">eg.</text:p>
      <text:p text:style-name="P6">myprog.py: <text:s/>invalid invocation. <text:s/>Use: <text:span text:style-name="T7"><text:s/>python3 myprog.py &lt;input file&gt; <text:s/>&lt;output file&gt;</text:span></text:p>
      <text:p text:style-name="P8">Here, the script should not “hard code” its name … rather depend on the list of words gotten from <text:span text:style-name="T7">(import sys <text:s text:c="6"/>sys.argv is a list)</text:span> sys.</text:p>
      <text:p text:style-name="P8">(The reason? <text:s/>Suppose that after you code the script, you decide to change its name … but forget to change the code. <text:s/>Image how confusing THAT would be for the user!)</text:p>
      <text:p text:style-name="P8"/>
      <text:p text:style-name="P19">Before working on new assignment read info .csv files.... book or python doc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8:58:36</meta:creation-date>
    <dc:date>2013-01-25T11:20:03</dc:date>
    <meta:editing-duration>PT1H19M54S</meta:editing-duration>
    <meta:editing-cycles>10</meta:editing-cycles>
    <meta:generator>LibreOffice/3.5$Linux_X86_64 LibreOffice_project/350m1$Build-2</meta:generator>
    <dc:creator>Casey Bladow</dc:creator>
    <meta:document-statistic meta:table-count="0" meta:image-count="0" meta:object-count="0" meta:page-count="2" meta:paragraph-count="47" meta:word-count="554" meta:character-count="3264" meta:non-whitespace-character-count="2736"/>
  </office:meta>
</office:document-meta>
</file>